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3.862cm" style:use-optimal-column-width="false"/>
    </style:style>
    <style:style style:name="co2" style:family="table-column">
      <style:table-column-properties style:column-width="82.793cm" style:use-optimal-column-width="false"/>
    </style:style>
    <style:style style:name="ro1" style:family="table-row">
      <style:table-row-properties style:row-height="19.091cm" style:use-optimal-row-height="false"/>
    </style:style>
    <style:style style:name="ce1" style:family="table-cell">
      <loext:graphic-properties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F" style:font-size-asian="200pt" style:font-name-complex="Alvi Nastaleeq" style:font-size-complex="200pt"/>
    </style:style>
    <style:style style:name="ce2" style:family="table-cell">
      <loext:graphic-properties draw:textarea-horizontal-align="center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3" style:family="table-cell">
      <loext:graphic-properties draw:textarea-horizontal-align="center" style:writing-mode="rl-tb"/>
      <style:paragraph-properties fo:margin-left="1.499cm" fo:margin-right="1.499cm" fo:margin-top="1.499cm" fo:margin-bottom="1.499cm" fo:text-align="justify" fo:text-indent="0cm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F" style:font-size-asian="200pt" style:font-name-complex="Alvi Nastaleeq" style:font-size-complex="200pt"/>
    </style:style>
    <style:style style:name="P2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6.654cm" svg:height="57.272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بہار آئی، بہار آئی، بہار آئی، بہار آئی<text:line-break/>بہار اس ماہ میں زہرا کے گھر ہے چار بار آئی</text:p>
              </table:table-cell>
              <table:table-cell>
                <text:p text:style-name="P1">بہار آنے کو ہے یوں تو جہاں میں ہے ہزار آئی<text:line-break/>مگر ایسی بہارِ بے خزاں ہے پہلی بار آئی</text:p>
              </table:table-cell>
            </table:table-row>
            <table:table-row table:style-name="ro1" table:default-cell-style-name="ce1">
              <table:table-cell>
                <text:p text:style-name="P1">ذرا اُن سے یہ کہہ دیجیے کہ رہیے ہوشیار آئی<text:line-break/>وہ آئی، دیکھیے سر پر، وہ آئی ذوالفقار آئی</text:p>
              </table:table-cell>
              <table:table-cell>
                <text:p text:style-name="P1">محمد کے گھرانے میں محمد ہی محمد ہیں<text:line-break/>ہے اک صورت جو ہے صورت بدل کر بار بار آئی</text:p>
              </table:table-cell>
            </table:table-row>
            <table:table-row table:style-name="ro1">
              <table:table-cell table:style-name="ce2" table:number-columns-spanned="2">
                <text:p text:style-name="P2">علی کا نام لے کر میں نے کھولی آنکھ مرقد میں<text:line-break/>مدد مولا کی میری قبر میں قبل از فشار آئی</text:p>
              </table:table-cell>
              <table:covered-table-cell table:style-name="ce3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56.642cm" fo:page-height="57.2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6-01-21T12:38:39.610065400</dc:date>
    <meta:editing-duration>PT1H27M32S</meta:editing-duration>
    <meta:editing-cycles>27</meta:editing-cycles>
    <meta:generator>LibreOffice/25.8.4.2$Windows_X86_64 LibreOffice_project/290daaa01b999472f0c7a3890eb6a550fd74c6df</meta:generator>
    <meta:document-statistic meta:object-count="1"/>
  </office:meta>
</office:document-meta>
</file>